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font-weight-complex="bold"/>
    </style:style>
    <style:style style:name="P4" style:family="paragraph" style:parent-style-name="Heading_20_1">
      <style:paragraph-properties fo:text-align="center" style:justify-single-word="false"/>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asian="宋体"/>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NasmPlus Manual</text:span> </text:h>
      <text:p text:style-name="P1">NasmPlus version 0.10 </text:p>
      <text:p text:style-name="P1">manual version 0.10 </text:p>
      <text:p text:style-name="P2">documented by: <text:span text:style-name="T4">張道遠</text:span>(Kandu) </text:p>
      <text:p text:style-name="P2">WJ </text:p>
      <text:h text:style-name="Heading_20_2" text:outline-level="2"/>
      <text:h text:style-name="Heading_20_2" text:outline-level="2">Introduction </text:h>
      <text:p text:style-name="Text_20_body"/>
      <text:p text:style-name="Standard">The NasmPlus Manual provides the information you need to write high-level assembly-language with </text:p>
      <text:p text:style-name="Standard">NasmPlus. </text:p>
      <text:p text:style-name="Standard">NasmPlus is a plus program based on NASM (The NetWide Assembler). </text:p>
      <text:p text:style-name="Standard">As you know, NASM is a wonderful multi-platform compiler, and all its fault is nonsupport of high-level decision directives. It's a hard work if you want to code a long program with only assembly-language that have no high-level decision derectives allowed. And I've been coding an OS for WJ with NASM and FPC(Free Pascal), and I need a tool to simplify low-level developing, so I coded NasmPlus. Thus, it's also a present for WJ. </text:p>
      <text:p text:style-name="Standard">NasmPlus is based on NASM. NasmPlus calls NASM to do the real work. Please install NASM first. And this manual gives no description that should be described in NASM manual. Better read the NASM manual first. </text:p>
      <text:p text:style-name="Standard"/>
      <text:p text:style-name="Standard"/>
      <text:h text:style-name="Heading_20_3" text:outline-level="3">Document Conventions </text:h>
      <text:p text:style-name="Standard">The following document conventions are used throughout this manual: </text:p>
      <text:p text:style-name="Standard"/>
      <text:p text:style-name="P3">Example <text:s text:c="25"/>Description </text:p>
      <text:p text:style-name="Horizontal_20_Line"/>
      <text:p text:style-name="P3"/>
      <text:p text:style-name="Standard"><text:span text:style-name="T2">KEY TERMS</text:span> <text:s text:c="17"/>Bold type indicates text that must be typed exactly as shown. </text:p>
      <text:p text:style-name="Standard"><text:s text:c="42"/>This includes assembly-language instructions, directives, </text:p>
      <text:p text:style-name="Standard"><text:s text:c="42"/>symbols, operators, and keywords in other languages. </text:p>
      <text:p text:style-name="Standard"><text:span text:style-name="T3">Placeholders</text:span> <text:s text:c="20"/>Italics indicate variable information supplied by the user. </text:p>
      <text:p text:style-name="Standard">[argument] <text:s text:c="23"/>Items inside square brackets are optional. </text:p>
      <text:p text:style-name="Standard">{register|memory} <text:s text:c="11"/>Braces and a vertical bar indicate a choice between two or more </text:p>
      <text:p text:style-name="Standard"><text:s text:c="42"/>items. You must choose one of the items unless square brackets </text:p>
      <text:p text:style-name="Standard"><text:s text:c="42"/>surround the braces. </text:p>
      <text:p text:style-name="Standard"/>
      <text:p text:style-name="Standard"/>
      <text:h text:style-name="Heading_20_2" text:outline-level="2">SYNOPSIS </text:h>
      <text:p text:style-name="Text_20_body"/>
      <text:p text:style-name="Standard"><text:soft-page-break/>NasmPlus { filename [ -@ response file ] [ -f format ] [ -o outfile ] [ -l listfile ] [ options... ] | -v | -h } </text:p>
      <text:p text:style-name="Standard">Note: NASM and NasmPlus are the same but NasmPlus always takes the first parameter as filename. </text:p>
      <text:p text:style-name="Standard"/>
      <text:p text:style-name="Standard"/>
      <text:h text:style-name="Heading_20_2" text:outline-level="2">Controlling Program Flow </text:h>
      <text:p text:style-name="Text_20_body"/>
      <text:h text:style-name="Heading_20_3" text:outline-level="3"><text:s text:c="9"/>#if </text:h>
      <text:p text:style-name="Standard">Syntax: </text:p>
      <text:p text:style-name="Standard"><text:s text:c="9"/>#if condition </text:p>
      <text:p text:style-name="Standard"><text:s text:c="9"/>[statements] </text:p>
      <text:p text:style-name="Standard"><text:s text:c="9"/>[#else </text:p>
      <text:p text:style-name="Standard"><text:s text:c="9"/>[statements]] </text:p>
      <text:p text:style-name="Standard"><text:s text:c="9"/>#end </text:p>
      <text:p text:style-name="Standard">Example: </text:p>
      <text:p text:style-name="Standard"><text:s text:c="9"/>#if #&gt;(eax,3) </text:p>
      <text:p text:style-name="Standard"><text:s text:c="16"/>dec eax </text:p>
      <text:p text:style-name="Standard"><text:s text:c="9"/>#else </text:p>
      <text:p text:style-name="Standard"><text:s text:c="16"/>inc eax </text:p>
      <text:p text:style-name="Standard"><text:s text:c="9"/>#end </text:p>
      <text:p text:style-name="Standard"/>
      <text:p text:style-name="Standard">generates this code: </text:p>
      <text:p text:style-name="Standard"/>
      <text:p text:style-name="Standard">cmp eax, 3 </text:p>
      <text:p text:style-name="Standard">jb labelbyap_2 </text:p>
      <text:p text:style-name="Standard">dec eax </text:p>
      <text:p text:style-name="Standard">jmp labelbyap_1 </text:p>
      <text:p text:style-name="Standard">labelbyap_2: </text:p>
      <text:p text:style-name="Standard">inc eax </text:p>
      <text:p text:style-name="Standard">labelbyap_1: </text:p>
      <text:p text:style-name="Standard"/>
      <text:p text:style-name="Standard">If eax greater than 3 then decrement eax, else increment eax. </text:p>
      <text:p text:style-name="Standard"/>
      <text:h text:style-name="Heading_20_3" text:outline-level="3"><text:s text:c="9"/>#while </text:h>
      <text:p text:style-name="Standard">Syntax: </text:p>
      <text:p text:style-name="Standard"><text:s text:c="9"/>#while condition </text:p>
      <text:p text:style-name="Standard"><text:s text:c="9"/>[statements] </text:p>
      <text:p text:style-name="Standard"><text:s text:c="9"/>#end </text:p>
      <text:p text:style-name="Standard">Example: </text:p>
      <text:p text:style-name="Standard"><text:s text:c="9"/>#while #or(#&gt;(eax,3),z?) </text:p>
      <text:p text:style-name="Standard"><text:s text:c="17"/>cld </text:p>
      <text:p text:style-name="Standard"><text:s text:c="9"/>#end </text:p>
      <text:p text:style-name="Standard"/>
      <text:p text:style-name="Standard">generates this code: </text:p>
      <text:p text:style-name="Standard"/>
      <text:p text:style-name="Standard"><text:soft-page-break/>labelbyap_2: </text:p>
      <text:p text:style-name="Standard">cmp eax, 3 </text:p>
      <text:p text:style-name="Standard">jbe labelbyap_3 </text:p>
      <text:p text:style-name="Standard">jmp labelbyap_4 </text:p>
      <text:p text:style-name="Standard">labelbyap_3: </text:p>
      <text:p text:style-name="Standard">jnz labelbyap_1 </text:p>
      <text:p text:style-name="Standard">labelbyap_4: </text:p>
      <text:p text:style-name="Standard">cld </text:p>
      <text:p text:style-name="Standard">jmp labelbyap_2 </text:p>
      <text:p text:style-name="Standard">labelbyap_1: </text:p>
      <text:p text:style-name="Standard"/>
      <text:p text:style-name="Standard">While eax great than 3 or bit zf in flag register is seted then cld. </text:p>
      <text:p text:style-name="Standard"/>
      <text:h text:style-name="Heading_20_3" text:outline-level="3"><text:s text:c="9"/>#repeat </text:h>
      <text:p text:style-name="Standard">Syntax: </text:p>
      <text:p text:style-name="Standard"><text:s text:c="9"/>#repeat </text:p>
      <text:p text:style-name="Standard"><text:s text:c="9"/>[statements] </text:p>
      <text:p text:style-name="Standard"><text:s text:c="9"/>#until condition </text:p>
      <text:p text:style-name="Standard">Example: </text:p>
      <text:p text:style-name="Standard"><text:s text:c="9"/>#repeat </text:p>
      <text:p text:style-name="Standard"><text:s text:c="17"/>movsb </text:p>
      <text:p text:style-name="Standard"><text:s text:c="9"/>#until #=(byte [esi],0) </text:p>
      <text:p text:style-name="Standard">generates this code: </text:p>
      <text:p text:style-name="Standard">labelbyap_1: </text:p>
      <text:p text:style-name="Standard">movsb </text:p>
      <text:p text:style-name="Standard">cmp byte[esi], 0 </text:p>
      <text:p text:style-name="Standard">jnz labelbyap_1 </text:p>
      <text:p text:style-name="Standard"/>
      <text:p text:style-name="Standard">Copy chars until the null-terminated. It is used to copy a null-terminated string. </text:p>
      <text:p text:style-name="Standard"/>
      <text:p text:style-name="Standard"/>
      <text:p text:style-name="Standard">Some more complex examples: </text:p>
      <text:p text:style-name="Standard"/>
      <text:p text:style-name="Standard"><text:s text:c="9"/>#if #and(#z?,#s&lt;([SomeData],ax)) </text:p>
      <text:p text:style-name="Standard"><text:s text:c="17"/>#while #&lt;(ax,3) </text:p>
      <text:p text:style-name="Standard"><text:s text:c="25"/>inc ax </text:p>
      <text:p text:style-name="Standard"><text:s text:c="17"/>#end </text:p>
      <text:p text:style-name="Standard"><text:s text:c="9"/>#else </text:p>
      <text:p text:style-name="Standard"><text:s text:c="17"/>#repeat </text:p>
      <text:p text:style-name="Standard"><text:s text:c="25"/>mov eax,[esi] </text:p>
      <text:p text:style-name="Standard"><text:s text:c="25"/>mov [edi],eax </text:p>
      <text:p text:style-name="Standard"><text:s text:c="25"/>cmp eax,0 </text:p>
      <text:p text:style-name="Standard"><text:s text:c="17"/>#until #z? </text:p>
      <text:p text:style-name="Standard"><text:s text:c="9"/>#end </text:p>
      <text:p text:style-name="Standard"><text:s text:c="9"/>jmp continue </text:p>
      <text:p text:style-name="Standard"><text:s text:c="9"/>SomeData dw 0 </text:p>
      <text:p text:style-name="Standard"><text:s text:c="9"/>continue: </text:p>
      <text:p text:style-name="Standard"><text:soft-page-break/><text:s text:c="9"/>*** *** </text:p>
      <text:p text:style-name="Standard"/>
      <text:p text:style-name="Standard">generates this code: </text:p>
      <text:p text:style-name="Standard"/>
      <text:p text:style-name="Standard">jnz labelbyap_2 </text:p>
      <text:p text:style-name="Standard">cmp [SomeData], ax </text:p>
      <text:p text:style-name="Standard">jge labelbyap_2 </text:p>
      <text:p text:style-name="Standard">labelbyap_4: </text:p>
      <text:p text:style-name="Standard">cmp ax, 3 </text:p>
      <text:p text:style-name="Standard">jae labelbyap_3 </text:p>
      <text:p text:style-name="Standard">inc ax </text:p>
      <text:p text:style-name="Standard">jmp labelbyap_4 </text:p>
      <text:p text:style-name="Standard">labelbyap_3: </text:p>
      <text:p text:style-name="Standard">jmp labelbyap_1 </text:p>
      <text:p text:style-name="Standard">labelbyap_2: </text:p>
      <text:p text:style-name="Standard">labelbyap_5: </text:p>
      <text:p text:style-name="Standard">mov eax,[esi] </text:p>
      <text:p text:style-name="Standard">mov [edi],eax </text:p>
      <text:p text:style-name="Standard">cmp eax,0 </text:p>
      <text:p text:style-name="Standard">jnz labelbyap_5 </text:p>
      <text:p text:style-name="Standard">labelbyap_1: </text:p>
      <text:p text:style-name="Standard">jmp continue </text:p>
      <text:p text:style-name="Standard">SomeData dw 0 </text:p>
      <text:p text:style-name="Standard">continue: </text:p>
      <text:p text:style-name="Standard"/>
      <text:p text:style-name="Standard"/>
      <text:h text:style-name="Heading_20_2" text:outline-level="2">Condition List </text:h>
      <text:p text:style-name="Text_20_body"/>
      <text:p text:style-name="Standard">#z? </text:p>
      <text:p text:style-name="Standard">#e? </text:p>
      <text:p text:style-name="Standard">#nz? </text:p>
      <text:p text:style-name="Standard">#ne? </text:p>
      <text:p text:style-name="Standard">#s? </text:p>
      <text:p text:style-name="Standard">#ns? </text:p>
      <text:p text:style-name="Standard">#o? </text:p>
      <text:p text:style-name="Standard">#no? </text:p>
      <text:p text:style-name="Standard">#p? </text:p>
      <text:p text:style-name="Standard">#pe? </text:p>
      <text:p text:style-name="Standard">#np? </text:p>
      <text:p text:style-name="Standard">#po? </text:p>
      <text:p text:style-name="Standard">#b? </text:p>
      <text:p text:style-name="Standard">#nae? </text:p>
      <text:p text:style-name="Standard">#c? </text:p>
      <text:p text:style-name="Standard">#nb? </text:p>
      <text:p text:style-name="Standard">#ae? </text:p>
      <text:p text:style-name="Standard">#nc? </text:p>
      <text:p text:style-name="Standard">#be? </text:p>
      <text:p text:style-name="Standard"><text:soft-page-break/>#na? </text:p>
      <text:p text:style-name="Standard">#nbe? </text:p>
      <text:p text:style-name="Standard">#a? </text:p>
      <text:p text:style-name="Standard">#l? </text:p>
      <text:p text:style-name="Standard">#nge? </text:p>
      <text:p text:style-name="Standard">#nl? </text:p>
      <text:p text:style-name="Standard">#ge? </text:p>
      <text:p text:style-name="Standard">#le? </text:p>
      <text:p text:style-name="Standard">#ng? </text:p>
      <text:p text:style-name="Standard">#nle? </text:p>
      <text:p text:style-name="Standard">#g? </text:p>
      <text:p text:style-name="Standard">#and(sub condition1,sub condition2) </text:p>
      <text:p text:style-name="Standard">#or(sub condition1,sub condition2) </text:p>
      <text:p text:style-name="Standard">#not(sub condition) </text:p>
      <text:p text:style-name="Standard">#be(sub condition) </text:p>
      <text:p text:style-name="Standard">#&gt;(sub condition1,sub condition2) </text:p>
      <text:p text:style-name="Standard">#&lt;=(sub condition1,sub condition2) </text:p>
      <text:p text:style-name="Standard">#s&gt;(sub condition1,sub condition2) </text:p>
      <text:p text:style-name="Standard">#s&lt;=(sub condition1,sub condition2) </text:p>
      <text:p text:style-name="Standard">#&gt;=(sub condition1,sub condition2) </text:p>
      <text:p text:style-name="Standard">#&lt;(sub condition1,sub condition2) </text:p>
      <text:p text:style-name="Standard">#s&gt;=(sub condition1,sub condition2) </text:p>
      <text:p text:style-name="Standard">#s&lt;(sub condition1,sub condition2) </text:p>
      <text:p text:style-name="Standard">#=(sub condition1,sub condition2) </text:p>
      <text:p text:style-name="Standard">#&lt;&gt;(sub condition1,sub condition2) </text:p>
      <text:p text:style-name="Standard"/>
      <text:p text:style-name="Standard">The different between #&gt;() and #s&gt;() is: the data inside #s&gt;() is treated as signed number, the one inside #&gt;() is treated as unsigned number. So are the other conditions. E.g #s&gt;(eax,3) generates jle **, and #&gt;(eax,3) generates jbe **. </text:p>
      <text:p text:style-name="Standard">#be(condition) is equal to #not(#not(condi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ndu </meta:initial-creator>
    <meta:creation-date>2010-06-10T21:00:41</meta:creation-date>
    <dc:date>2010-06-27T22:04:53</dc:date>
    <dc:creator>Kandu </dc:creator>
    <meta:editing-duration>PT00H19M37S</meta:editing-duration>
    <meta:editing-cycles>8</meta:editing-cycles>
    <meta:generator>OpenOffice.org/3.2$Linux OpenOffice.org_project/320m19$Build-9505</meta:generator>
    <meta:document-statistic meta:table-count="0" meta:image-count="0" meta:object-count="0" meta:page-count="5" meta:paragraph-count="168" meta:word-count="591" meta:character-count="4743"/>
  </office:meta>
</office:document-meta>
</file>